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style:style style:name="T16" style:family="text">
      <style:text-properties officeooo:rsid="002359b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3"><text:span text:style-name="T15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5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3"><text:span text:style-name="T15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5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3"><text:span text:style-name="T15">။</text:span></text:p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5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3"><text:span text:style-name="T15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14:24.910000000</dc:date>
    <meta:editing-duration>P1DT7H44M29S</meta:editing-duration>
    <meta:editing-cycles>821</meta:editing-cycles>
    <meta:document-statistic meta:table-count="9" meta:image-count="0" meta:object-count="0" meta:page-count="4" meta:paragraph-count="137" meta:word-count="369" meta:character-count="2344" meta:non-whitespace-character-count="2107"/>
  </office:meta>
</office:document-meta>
</file>